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IDFont+F1" svg:font-family="CIDFont+F1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1f0bdb"/>
    </style:style>
    <style:style style:name="P3" style:family="paragraph" style:parent-style-name="Standard">
      <style:paragraph-properties fo:text-align="start" style:justify-single-word="false"/>
      <style:text-properties officeooo:rsid="001f0bdb" officeooo:paragraph-rsid="001f0bdb"/>
    </style:style>
    <style:style style:name="P4" style:family="paragraph" style:parent-style-name="Standard">
      <style:text-properties style:font-name="CIDFont+F1" fo:font-size="11pt" officeooo:rsid="001f0bdb" officeooo:paragraph-rsid="001f0bdb" style:font-size-asian="11pt"/>
    </style:style>
    <style:style style:name="P5" style:family="paragraph">
      <loext:graphic-properties draw:fill="solid" draw:fill-color="#c0c0c0" draw:opacity="50%"/>
      <style:text-properties style:font-name="Liberation Sans" fo:font-size="1pt" style:font-name-asian="Liberation Sans2" style:font-name-complex="Liberation Sans2"/>
    </style:style>
    <style:style style:name="T1" style:family="text">
      <style:text-properties style:font-name="CIDFont+F1" fo:font-size="11pt" style:font-size-asian="11pt"/>
    </style:style>
    <style:style style:name="T2" style:family="text">
      <style:text-properties style:font-name="CIDFont+F1" fo:font-size="11pt" officeooo:rsid="001f3e61" style:font-size-asian="11pt"/>
    </style:style>
    <style:style style:name="gr1" style:family="graphic">
      <style:graphic-properties draw:stroke="none" draw:fill="solid" draw:fill-color="#c0c0c0" draw:opacity="50%" draw:auto-grow-height="false" draw:auto-grow-width="false" fo:min-height="0.153cm" fo:min-width="17.59cm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50%" draw:auto-grow-height="false" draw:auto-grow-width="false" fo:min-height="0.162cm" fo:min-width="18.59cm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50%" draw:auto-grow-height="false" draw:auto-grow-width="false" fo:min-height="0.101cm" fo:min-width="11.4cm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Per Directo Habeas Corpus Angela María Guzmán Hernandez</text:span></text:p>
      <text:p text:style-name="P1" loext:marker-style-name="T1"><text:span text:style-name="T1">Identificata C.C. 41.657.985</text:span></text:p>
      <text:p text:style-name="P1" loext:marker-style-name="T1"><text:span text:style-name="T1">Cumpostit p</text:span><text:span text:style-name="T2">ro</text:span><text:span text:style-name="T1"> Leonardo Drake Rhodes Guzmán,</text:span></text:p>
      <text:p text:style-name="P1" loext:marker-style-name="T1"><text:span text:style-name="T1">Cum Appellus Directus Pater Familiaris,</text:span></text:p>
      <text:p text:style-name="P1" loext:marker-style-name="T1"><text:span text:style-name="T1">Aliatque Vers Diana Patricia Guzman Hernandez Denuntia,</text:span><text:span text:style-name="T1"/></text:p>
      <text:p text:style-name="P1" loext:marker-style-name="T1"><text:span text:style-name="T1">Per Defamen Est.</text:span></text:p>
      <text:p text:style-name="P2" loext:marker-style-name="T1"><text:span text:style-name="T1"/></text:p>
      <text:p text:style-name="P1" loext:marker-style-name="T1"><text:span text:style-name="T1">Me permito ahora escribir en una variation latina hispana para indagar los</text:span><text:span text:style-name="T1"/></text:p>
      <text:p text:style-name="P1" loext:marker-style-name="T1"><text:span text:style-name="T1">hechos res causa.</text:span></text:p>
      <text:p text:style-name="P3" loext:marker-style-name="T1"><text:span text:style-name="T1"/></text:p>
      <text:p text:style-name="P1" loext:marker-style-name="T1"><text:span text:style-name="T1">Res Habeas Corpus</text:span></text:p>
      <text:p text:style-name="P1" loext:marker-style-name="T1"><text:span text:style-name="T1"/></text:p>
      <text:p text:style-name="P1" loext:marker-style-name="T1"><text:span text:style-name="T1">Descalificare realitat inversa flectus faciunt. Presumption estatum ad profundum</text:span><text:span text:style-name="T1"/></text:p>
      <text:p text:style-name="P1" loext:marker-style-name="T1"><text:span text:style-name="T1">columbianum existit et ut dismenterit, qual llamatus "intelligentia latina" in</text:span><text:span text:style-name="T1"/></text:p>
      <text:p text:style-name="P1" loext:marker-style-name="T1"><text:span text:style-name="T1">ego malevolo pensant.</text:span></text:p>
      <text:p text:style-name="P1" loext:marker-style-name="T1"><text:span text:style-name="T1"/></text:p>
      <text:p text:style-name="P1" loext:marker-style-name="T1"><text:span text:style-name="T1">Qui Adpost certificarit incapacitatis in vigilantia et control super agente</text:span><text:span text:style-name="T1"/></text:p>
      <text:p text:style-name="P1" loext:marker-style-name="T1"><text:span text:style-name="T1">Angela María Guzmán Hernandez, vigente intelligentia columbiani, res</text:span><text:span text:style-name="T1"/></text:p>
      <text:p text:style-name="P1" loext:marker-style-name="T1"><text:span text:style-name="T1">comunicationae familiaris,</text:span></text:p>
      <text:p text:style-name="P1" loext:marker-style-name="T1"><text:span text:style-name="T1"/></text:p>
      <text:p text:style-name="P1" loext:marker-style-name="T1"><text:span text:style-name="T1">Libertat et Orden deprivabam contra iustitia.</text:span></text:p>
      <text:p text:style-name="P1" loext:marker-style-name="T1"><text:span text:style-name="T1"/></text:p>
      <text:p text:style-name="P1" loext:marker-style-name="T1"><text:span text:style-name="T1">Abqui Leonardo Drake Rhodes Guzmán denuntia non ea videre adpost XXVIII Martio</text:span><text:span text:style-name="T1"/></text:p>
      <text:p text:style-name="P1" loext:marker-style-name="T1"><text:span text:style-name="T1">2778 A.U.C. et subsequentae discorpus, loci responsabilitatae habet,</text:span></text:p>
      <text:p text:style-name="P1" loext:marker-style-name="T1"><text:span text:style-name="T1"/></text:p>
      <text:p text:style-name="P1" loext:marker-style-name="T1"><text:span text:style-name="T1">Ut Habeas Corpus.</text:span><text:span text:style-name="T1"/></text:p>
      <text:p text:style-name="P1" loext:marker-style-name="T1"><text:span text:style-name="T1"/></text:p>
      <text:p text:style-name="P1" loext:marker-style-name="T1"><text:span text:style-name="T1"/></text:p>
      <text:p text:style-name="P1" loext:marker-style-name="T1"><text:span text:style-name="T1">Res Defamen</text:span></text:p>
      <text:p text:style-name="P1" loext:marker-style-name="T1"><text:span text:style-name="T1"/></text:p>
      <text:p text:style-name="P1" loext:marker-style-name="T1"><text:span text:style-name="T1">In Anteriori Diana Patricia Guzmán Hernandez contra iusticia et directii</text:span><text:span text:style-name="T1"/></text:p>
      <text:p text:style-name="P2" loext:marker-style-name="T1"><text:span text:style-name="T1">fabulaxit. </text:span></text:p>
      <text:p text:style-name="P2" loext:marker-style-name="T1"><text:span text:style-name="T1"/></text:p>
      <text:p text:style-name="P2" loext:marker-style-name="T1"><text:span text:style-name="T1">De Leonardo Drake Rhodes Guzmán ad corpus legis columbiana dixerat ad</text:span><text:span text:style-name="T1"/></text:p>
      <text:p text:style-name="P1" loext:marker-style-name="T1"><text:span text:style-name="T1">proximatus "No sabe que es habeas corpus, se equivoca, tiene problemas mentales"</text:span><text:span text:style-name="T1"/></text:p>
      <text:p text:style-name="P1" loext:marker-style-name="T1"><text:span text:style-name="T1">(Non saepe que habeas corpus significat, mal Hera, de rabia infermat.)</text:span><text:span text:style-name="T1"/></text:p>
      <text:p text:style-name="P1" loext:marker-style-name="T1"><text:span text:style-name="T1"/></text:p>
      <text:p text:style-name="P1" loext:marker-style-name="T1"><text:span text:style-name="T1">Action cum propositus deprivare directii Homani Romani (Persona Grata) fecit,</text:span><text:span text:style-name="T1"/></text:p>
      <text:p text:style-name="P1" loext:marker-style-name="T1"><text:span text:style-name="T1">tamque ut odissea trágica de directi et benefactio fratella sua,</text:span></text:p>
      <text:p text:style-name="P1" loext:marker-style-name="T1"><text:span text:style-name="T1"/></text:p>
      <text:p text:style-name="P2" loext:marker-style-name="T1"><text:span text:style-name="T1">Ut de coditia et de quorum ruption petitio illa infermat,</text:span></text:p>
      <text:p text:style-name="P2" loext:marker-style-name="T1"><text:span text:style-name="T1"/></text:p>
      <text:p text:style-name="P3" loext:marker-style-name="T1"><text:span text:style-name="T1">Ex Causa defamen.</text:span></text:p>
      <text:p text:style-name="P1" loext:marker-style-name="T1"><text:span text:style-name="T1"/></text:p>
      <text:p text:style-name="P1" loext:marker-style-name="T1"><text:span text:style-name="T1"/></text:p>
      <text:p text:style-name="P1" loext:marker-style-name="T1"><text:span text:style-name="T1">*En el mundo aparante, que quiere decir, no real, superficial, la cuenta de la</text:span><text:span text:style-name="T1"/></text:p>
      <text:p text:style-name="P1" loext:marker-style-name="T1"><text:span text:style-name="T1">doctora Angela Guzmán mantiene comunicaciones continuas, lo cual no es lo mismo</text:span><text:span text:style-name="T1"/></text:p>
      <text:p text:style-name="P1" loext:marker-style-name="T1"><text:span text:style-name="T1">que presencia corporal; ni libertad, ni respeto, ni derecho; ni humanidad, ni</text:span><text:span text:style-name="T1"/></text:p>
      <text:p text:style-name="P1" loext:marker-style-name="T1"><text:span text:style-name="T1">salud; ni cristianidad, ni sanctitud, ni rectitud, ni responsabilidad, ni</text:span><text:span text:style-name="T1"/></text:p>
      <text:p text:style-name="Standard"><text:span text:style-name="T1">permanencia.</text:span></text:p>
      <text:p text:style-name="Standard"><text:span text:style-name="T1"/></text:p>
      <text:p text:style-name="Standard"><text:span text:style-name="T1"/></text:p>
      <text:p text:style-name="P4"><text:soft-page-break/>Precisare Quo respondent ad 4eonardo@acolfisica.org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IDFont+F1" svg:font-family="CIDFont+F1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>
      <loext:graphic-properties draw:fill="solid" draw:fill-color="#c0c0c0" draw:opacity="50%"/>
      <style:text-properties style:font-name="Liberation Sans" fo:font-size="1pt" style:font-name-asian="Liberation Sans2" style:font-name-complex="Liberation Sans2"/>
    </style:style>
    <style:style style:name="Mgr1" style:family="graphic">
      <style:graphic-properties draw:stroke="none" draw:fill="solid" draw:fill-color="#c0c0c0" draw:opacity="50%" draw:auto-grow-height="false" draw:auto-grow-width="false" fo:min-height="0.153cm" fo:min-width="17.59cm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50%" draw:auto-grow-height="false" draw:auto-grow-width="false" fo:min-height="0.101cm" fo:min-width="11.4cm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50%" draw:auto-grow-height="false" draw:auto-grow-width="false" fo:min-height="0.162cm" fo:min-width="18.59cm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custom-shape text:anchor-type="char" draw:z-index="1" draw:name="PowerPlusWaterMarkObject" draw:style-name="Mgr1" draw:text-style-name="MP1" svg:width="17.589cm" svg:height="0.152cm" draw:transform="rotate (0.785398163397448) translate (2.52236111111111cm 17.88425cm)"><text:p>-----BEGIN PGP SIGNATURE-----iHUEARYKAB0WIQQDn3g3aX31UZYEjpyS4wGu+BgMXwUCaAqgPQAKCRCS4wGu+BgMX/fxAQCcd5J0R9KOb2qqL+QXHbhjtMK1cQcjVCThqmafWH61nwEAgtyBMXAbfQEoaff0OVLOJgPzAronHPtyTLa9tpvBfgI==Q7j6-----END PGP SIGNATURE-----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2" draw:name="PowerPlusWaterMarkObject" draw:style-name="Mgr1" draw:text-style-name="MP1" svg:width="17.589cm" svg:height="0.152cm" draw:transform="rotate (0.785398163397448)"><text:p>-----BEGIN PGP SIGNATURE-----iHUEARYKAB0WIQQDn3g3aX31UZYEjpyS4wGu+BgMXwUCaAqgPQAKCRCS4wGu+BgMX/fxAQCcd5J0R9KOb2qqL+QXHbhjtMK1cQcjVCThqmafWH61nwEAgtyBMXAbfQEoaff0OVLOJgPzAronHPtyTLa9tpvBfgI==Q7j6-----END PGP SIGNATURE-----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3" draw:name="PowerPlusWaterMarkObject" draw:style-name="Mgr1" draw:text-style-name="MP1" svg:width="17.589cm" svg:height="0.152cm" draw:transform="rotate (0.785398163397448)"><text:p>-----BEGIN PGP SIGNATURE-----iHUEARYKAB0WIQQDn3g3aX31UZYEjpyS4wGu+BgMXwUCaAqgPQAKCRCS4wGu+BgMX/fxAQCcd5J0R9KOb2qqL+QXHbhjtMK1cQcjVCThqmafWH61nwEAgtyBMXAbfQEoaff0OVLOJgPzAronHPtyTLa9tpvBfgI==Q7j6-----END PGP SIGNATURE-----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4" draw:name="PowerPlusWaterMarkObject" draw:style-name="Mgr1" draw:text-style-name="MP1" svg:width="17.589cm" svg:height="0.152cm" draw:transform="rotate (0.785398163397448)"><text:p>-----BEGIN PGP SIGNATURE-----iHUEARYKAB0WIQQDn3g3aX31UZYEjpyS4wGu+BgMXwUCaAqgPQAKCRCS4wGu+BgMX/fxAQCcd5J0R9KOb2qqL+QXHbhjtMK1cQcjVCThqmafWH61nwEAgtyBMXAbfQEoaff0OVLOJgPzAronHPtyTLa9tpvBfgI==Q7j6-----END PGP SIGNATURE-----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5" draw:name="PowerPlusWaterMarkObject" draw:style-name="Mgr2" draw:text-style-name="MP1" svg:width="11.399cm" svg:height="0.1cm" draw:transform="rotate (0.785398163397448)"><text:p>-----BEGIN PGP SIGNATURE-----iHUEARYKAB0WIQQDn3g3aX31UZYEjpyS4wGu+BgMXwUCaAqgPQAKCRCS4wGu+BgMX/fxAQCcd5J0R9KOb2qqL+QXHbhjtMK1cQcjVCThqmafWH61nwEAgtyBMXAbfQEoaff0OVLOJgPzAronHPtyTLa9tpvBfgI==Q7j6-----END PGP SIGNATURE-----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6" draw:name="PowerPlusWaterMarkObject" draw:style-name="Mgr1" draw:text-style-name="MP1" svg:width="17.589cm" svg:height="0.152cm" draw:transform="rotate (0.785398163397448)"><text:p>-----BEGIN PGP SIGNATURE-----iHUEARYKAB0WIQQDn3g3aX31UZYEjpyS4wGu+BgMXwUCaAqgPQAKCRCS4wGu+BgMX/fxAQCcd5J0R9KOb2qqL+QXHbhjtMK1cQcjVCThqmafWH61nwEAgtyBMXAbfQEoaff0OVLOJgPzAronHPtyTLa9tpvBfgI==Q7j6-----END PGP SIGNATURE-----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7" draw:name="PowerPlusWaterMarkObject" draw:style-name="Mgr3" draw:text-style-name="MP1" svg:width="18.589cm" svg:height="0.161cm" draw:transform="rotate (0.785398163397448)"><text:p>-----BEGIN PGP SIGNATURE-----iHUEARYKAB0WIQQDn3g3aX31UZYEjpyS4wGu+BgMXwUCaAqgPQAKCRCS4wGu+BgMX/fxAQCcd5J0R9KOb2qqL+QXHbhjtMK1cQcjVCThqmafWH61nwEAgtyBMXAbfQEoaff0OVLOJgPzAronHPtyTLa9tpvBfgI==Q7j6-----END PGP SIGNATURE-----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8" draw:name="PowerPlusWaterMarkObject" draw:style-name="Mgr1" draw:text-style-name="MP1" svg:width="17.589cm" svg:height="0.152cm" draw:transform="rotate (0.785398163397448)"><text:p>-----BEGIN PGP SIGNATURE-----iHUEARYKAB0WIQQDn3g3aX31UZYEjpyS4wGu+BgMXwUCaAqgPQAKCRCS4wGu+BgMX/fxAQCcd5J0R9KOb2qqL+QXHbhjtMK1cQcjVCThqmafWH61nwEAgtyBMXAbfQEoaff0OVLOJgPzAronHPtyTLa9tpvBfgI==Q7j6-----END PGP SIGNATURE-----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9" draw:name="PowerPlusWaterMarkObject" draw:style-name="Mgr1" draw:text-style-name="MP1" svg:width="17.589cm" svg:height="0.152cm" draw:transform="rotate (0.785398163397448)"><text:p>-----BEGIN PGP SIGNATURE-----iHUEARYKAB0WIQQDn3g3aX31UZYEjpyS4wGu+BgMXwUCaAqgPQAKCRCS4wGu+BgMX/fxAQCcd5J0R9KOb2qqL+QXHbhjtMK1cQcjVCThqmafWH61nwEAgtyBMXAbfQEoaff0OVLOJgPzAronHPtyTLa9tpvBfgI==Q7j6-----END PGP SIGNATURE-----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10" draw:name="PowerPlusWaterMarkObject" draw:style-name="Mgr1" draw:text-style-name="MP1" svg:width="17.589cm" svg:height="0.152cm" draw:transform="rotate (0.785398163397448)"><text:p>-----BEGIN PGP SIGNATURE-----iHUEARYKAB0WIQQDn3g3aX31UZYEjpyS4wGu+BgMXwUCaAqgPQAKCRCS4wGu+BgMX/fxAQCcd5J0R9KOb2qqL+QXHbhjtMK1cQcjVCThqmafWH61nwEAgtyBMXAbfQEoaff0OVLOJgPzAronHPtyTLa9tpvBfgI==Q7j6-----END PGP SIGNATURE-----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4T15:00:21.138000000</meta:creation-date>
    <meta:print-date>2025-04-24T15:38:23.396000000</meta:print-date>
    <meta:printed-by>Archivos PDF</meta:printed-by>
    <dc:date>2025-04-24T15:39:12.348000000</dc:date>
    <meta:editing-duration>PT23M38S</meta:editing-duration>
    <meta:editing-cycles>5</meta:editing-cycles>
    <meta:generator>LibreOffice/7.6.7.2$Windows_X86_64 LibreOffice_project/dd47e4b30cb7dab30588d6c79c651f218165e3c5</meta:generator>
    <meta:document-statistic meta:table-count="0" meta:image-count="0" meta:object-count="0" meta:page-count="2" meta:paragraph-count="35" meta:word-count="255" meta:character-count="1798" meta:non-whitespace-character-count="1577"/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6b007800150051005000390044003100ab0060004e00550020006c0032006b">
    <SignedInfo>
      <CanonicalizationMethod Algorithm="http://www.w3.org/TR/2001/REC-xml-c14n-20010315"/>
      <SignatureMethod Algorithm="http://www.w3.org/2001/04/xmldsig-more#rsa-sha512"/>
      <Reference URI="mimetype">
        <DigestMethod Algorithm="http://www.w3.org/2001/04/xmlenc#sha512"/>
        <DigestValue>aEX/NyyN4g5kkBcTtd2wXjoqbrHYzro/tZcyjOOBsmGx4XMfKx5/QE94JnhEj1QI
7BJF5vX2ft3NT/Kxsm0xFg==</DigestValue>
      </Reference>
      <Reference URI="styles.xml">
        <Transforms>
          <Transform Algorithm="http://www.w3.org/TR/2001/REC-xml-c14n-20010315"/>
        </Transforms>
        <DigestMethod Algorithm="http://www.w3.org/2001/04/xmlenc#sha512"/>
        <DigestValue>OYhsZx9DmCkdnGldsliw251uGoxXDlsyYny1WgGAJFeTvcUD5AMXadlih6Ce2bxB
kEZvHmvW04+TUOjHvTriTA==</DigestValue>
      </Reference>
      <Reference URI="manifest.rdf">
        <DigestMethod Algorithm="http://www.w3.org/2001/04/xmlenc#sha512"/>
        <DigestValue>6iP77BBEQ4K42qdmBZzh+p1tjUaik95dYnaKfZjNJxZbSuLNMU/g8YhI5BigEk+C
KyA8FgiOvLpZfnw5zW/q8A==</DigestValue>
      </Reference>
      <Reference URI="meta.xml">
        <Transforms>
          <Transform Algorithm="http://www.w3.org/TR/2001/REC-xml-c14n-20010315"/>
        </Transforms>
        <DigestMethod Algorithm="http://www.w3.org/2001/04/xmlenc#sha512"/>
        <DigestValue>+66qrpXDh6cdYW5/nb9E6F3RSid1qzaQOw4MDQ+gIbtRcvHOqN2HQN0mWw4M+wdk
CCECj6Cw3XH6n/bQ14KTDQ==</DigestValue>
      </Reference>
      <Reference URI="settings.xml">
        <Transforms>
          <Transform Algorithm="http://www.w3.org/TR/2001/REC-xml-c14n-20010315"/>
        </Transforms>
        <DigestMethod Algorithm="http://www.w3.org/2001/04/xmlenc#sha512"/>
        <DigestValue>zq8ExVbwLxl1sn/q7uxSSRbRd1C0mLTG3VQRt4cZ30rjKfbYrW00L6soz/KFKtOh
gcHzJ71+hOwaevIA0xj4og==</DigestValue>
      </Reference>
      <Reference URI="Thumbnails/thumbnail.png">
        <DigestMethod Algorithm="http://www.w3.org/2001/04/xmlenc#sha512"/>
        <DigestValue>WehsP5mdvYgxDD6JiR78T+ezoUCCCkjaUABjORJ/mdFOCVfFUrg1gZT9ESQGvRwe
eKE+rtomO0f+kET6sv8nXg==</DigestValue>
      </Reference>
      <Reference URI="content.xml">
        <Transforms>
          <Transform Algorithm="http://www.w3.org/TR/2001/REC-xml-c14n-20010315"/>
        </Transforms>
        <DigestMethod Algorithm="http://www.w3.org/2001/04/xmlenc#sha512"/>
        <DigestValue>Up5Lt+xmCQYdmJNoF1odfqzG9PAXySSDU9WWb2JmjBgYN37950opZtPe2NVnxNFT
LJUUg1JTC4/ZRVGrzTi4dA==</DigestValue>
      </Reference>
      <Reference URI="META-INF/manifest.xml">
        <Transforms>
          <Transform Algorithm="http://www.w3.org/TR/2001/REC-xml-c14n-20010315"/>
        </Transforms>
        <DigestMethod Algorithm="http://www.w3.org/2001/04/xmlenc#sha512"/>
        <DigestValue>9VJjhd23zPjD6BSow38vqNcNnvif/2iQpLRbslZTA+022jF4Ybu9WE16EgC4sylX
kHzGduwMj0e8PkxGiqtfCw==</DigestValue>
      </Reference>
      <Reference URI="#ID_00dc005200280098001a00e2004d00d300b0006c003f001c009a00c800340096">
        <DigestMethod Algorithm="http://www.w3.org/2001/04/xmlenc#sha512"/>
        <DigestValue>8q/I5C8gJMnHwEMw2zXcK5fI1s7mRCjZCIOujZUsMXw0MDYS/qYPEIZIhMPWtnAa
A6tlXD79w/Ix2NXWv+yC2A==</DigestValue>
      </Reference>
      <Reference URI="#idSignedProperties_ID_006b007800150051005000390044003100ab0060004e00550020006c0032006b" Type="http://uri.etsi.org/01903#SignedProperties">
        <DigestMethod Algorithm="http://www.w3.org/2001/04/xmlenc#sha512"/>
        <DigestValue>Yk/1gD1Nn6ZDNDF1XwNIzVU2HGSYnGt4GC0/lw0j1u5tqmyxyNhL84iZWbQva1u8
xks+2l/Z3a2ahzeOkI9/1w==</DigestValue>
      </Reference>
    </SignedInfo>
    <SignatureValue>iHUEABYKAB0WIQQDn3g3aX31UZYEjpyS4wGu+BgMXwUCaAqhdgAKCRCS4wGu+BgMX/5tAQCpOwe8Pe7
za6J8kGRp0+EqV7OonOCRnIrAeiqntgNWBgEAwVoCy+8ASVAlXYdkEZ/E/Ll7ck33ReB9rtbZGlE59Q
s=</SignatureValue>
    <KeyInfo>
      <PGPData xmlns:loext="urn:org:documentfoundation:names:experimental:office:xmlns:loext:1.0">
        <PGPKeyID>MDM5Rjc4Mzc2OTdERjU1MTk2MDQ4RTlDOTJFMzAxQUVGODE4MEM1RgA=</PGPKeyID>
        <PGPKeyPacket>mDMEZl5eRxYJKwYBBAHaRw8BAQdAN9icklCtFs3PMWSQDqBjEmpB48FsGcylCA7vjHaKKq+0I0xlb25hcmRvIERyYWtlIDw0ZW9uYXJkb0BnbWFpbC5jb20+iJkEExYKAEEWIQQDn3g3aX31UZYEjpyS4wGu+BgMXwUCZl5eRwIbAwUJC0lwSQULCQgHAgIiAgYVCgkICwIEFgIDAQIeBwIXgAAKCRCS4wGu+BgMX4ulAP98cholHbO4GWI6zx4PbhR9dd/lpGFPEGhT54FPlVff1AD/WFHSjmDRRntjrTF6AsYsRNx8IA1t4h0FMLDh40FobQW4OARmXl5HEgorBgEEAZdVAQUBAQdAQ7+xmlv/Tntbs/kqxAzUymdUEpIJK9U5O7L8LLYpBTMDAQgHiH4EGBYKACYWIQQDn3g3aX31UZYEjpyS4wGu+BgMXwUCZl5eRwIbDAUJC0lwSQAKCRCS4wGu+BgMX046AQDoSfRteWVKZJHDJmzr5PGIt6+OkfE4b1V4RiYrMI8+EwEAxeBVv3ry7ZD2c/xrdThiNj8Ic1KHO5HRzzbuCsIiKg0=</PGPKeyPacket>
        <loext:PGPOwner>Leonardo Drake &lt;4eonardo@gmail.com&gt;</loext:PGPOwner>
      </PGPData>
    </KeyInfo>
    <Object>
      <SignatureProperties>
        <SignatureProperty Id="ID_00dc005200280098001a00e2004d00d300b0006c003f001c009a00c800340096" Target="#ID_006b007800150051005000390044003100ab0060004e00550020006c0032006b">
          <dc:date xmlns:dc="http://purl.org/dc/elements/1.1/">2025-04-24T15:39:17.637000000</dc:date>
        </SignatureProperty>
      </SignatureProperties>
    </Object>
    <Object xmlns:xd="http://uri.etsi.org/01903/v1.3.2#">
      <xd:QualifyingProperties Target="#ID_006b007800150051005000390044003100ab0060004e00550020006c0032006b">
        <xd:SignedProperties Id="idSignedProperties_ID_006b007800150051005000390044003100ab0060004e00550020006c0032006b">
          <xd:SignedSignatureProperties>
            <xd:SigningTime>2025-04-24T15:39:17.637000000</xd:SigningTime>
            <xd:SigningCertificate>
              <xd:Cert>
                <xd:CertDigest>
                  <DigestMethod Algorithm="http://www.w3.org/2001/04/xmlenc#sha256"/>
                  <DigestValue>MDM5Rjc4Mzc2OTdERjU1MTk2MDQ4RTlDOTJFMzAxQUVGODE4MEM1RgA=</DigestValue>
                </xd:CertDigest>
                <xd:IssuerSerial>
                  <X509IssuerName/>
                  <X509SerialNumber/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_ID_006b007800150051005000390044003100ab0060004e00550020006c0032006b">
          <xd:UnsignedSignatureProperties>
            <xd:CertificateValues/>
          </xd:UnsignedSignatureProperties>
        </xd:UnsignedProperties>
      </xd:QualifyingProperties>
    </Object>
  </Signature>
</document-signatures>
</file>